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9773" officeooo:paragraph-rsid="001c9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ido de prueb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58:25.390726903</meta:creation-date>
    <meta:generator>LibreOffice/6.0.4.2$Linux_X86_64 LibreOffice_project/00$Build-2</meta:generator>
    <dc:date>2018-06-26T15:59:15.130111704</dc:date>
    <meta:editing-duration>PT55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7"/>
  </office:meta>
</office:document-meta>
</file>